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3.676cm" table:align="left"/>
    </style:style>
    <style:style style:name="Tableau1.A" style:family="table-column">
      <style:table-column-properties style:column-width="2.034cm"/>
    </style:style>
    <style:style style:name="Tableau1.B" style:family="table-column">
      <style:table-column-properties style:column-width="1.64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4.475cm" table:align="left"/>
    </style:style>
    <style:style style:name="Tableau2.A" style:family="table-column">
      <style:table-column-properties style:column-width="2.833cm"/>
    </style:style>
    <style:style style:name="Tableau2.B" style:family="table-column">
      <style:table-column-properties style:column-width="1.64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3.351cm" table:align="left"/>
    </style:style>
    <style:style style:name="Tableau3.A" style:family="table-column">
      <style:table-column-properties style:column-width="1.709cm"/>
    </style:style>
    <style:style style:name="Tableau3.B" style:family="table-column">
      <style:table-column-properties style:column-width="1.642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>
      <style:text-properties style:font-name="Arial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able_20_Heading">
      <style:text-properties style:font-name="Arial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ext_20_body" style:list-style-name="L7">
      <style:text-properties style:font-name="Arial"/>
    </style:style>
    <style:style style:name="P12" style:family="paragraph" style:parent-style-name="Text_20_body" style:list-style-name="L8"/>
    <style:style style:name="P13" style:family="paragraph" style:parent-style-name="Heading_20_3">
      <style:text-properties style:font-name="Arial"/>
    </style:style>
    <style:style style:name="P14" style:family="paragraph" style:parent-style-name="Text_20_body" style:list-style-name="L9"/>
    <style:style style:name="P15" style:family="paragraph" style:parent-style-name="Text_20_body" style:list-style-name="L10">
      <style:text-properties style:font-name="Arial"/>
    </style:style>
    <style:style style:name="P16" style:family="paragraph" style:parent-style-name="Text_20_body" style:list-style-name="L11">
      <style:text-properties style:font-name="Arial"/>
    </style:style>
    <style:style style:name="T1" style:family="text">
      <style:text-properties style:font-name="Ari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RAPPORT DE PROJET — Analyse et Détection de Profils Vulnérables au Phishing</text:span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1. Introduction</text:span></text:span></text:h>
      <text:p text:style-name="P1">Dans le cadre de ce projet, nous avons travaillé sur un jeu de données fictif issu d’une campagne de phishing pédagogique.<text:line-break/>L’objectif était double :</text:p>
      <text:list text:style-name="L1">
        <text:list-item>
          <text:p text:style-name="P2"><text:span text:style-name="Strong_20_Emphasis"><text:span text:style-name="T1">Analyser les données</text:span></text:span><text:span text:style-name="T1"> pour identifier quels profils sont les plus susceptibles de cliquer sur une attaque de phishing.</text:span></text:p>
        </text:list-item>
        <text:list-item>
          <text:p text:style-name="P2"><text:span text:style-name="Strong_20_Emphasis"><text:span text:style-name="T1">Construire une attaque fictive et pédagogique</text:span></text:span><text:span text:style-name="T1"> ciblant le profil le plus vulnérable identifié.</text:span></text:p>
        </text:list-item>
      </text:list>
      <text:p text:style-name="P1">Pour cela, un travail de nettoyage, exploration, visualisation et interprétation des données a été mené avant de proposer un scénario de phishing réaliste.</text:p>
      <text:p text:style-name="P1"/>
      <text:p text:style-name="P1"/>
      <text:h text:style-name="Heading_20_2" text:outline-level="2"><text:span text:style-name="Strong_20_Emphasis"><text:span text:style-name="T1">2. Importation et exploration des données</text:span></text:span></text:h>
      <text:p text:style-name="Text_20_body"><text:span text:style-name="T1">Le dataset </text:span><text:span text:style-name="Source_20_Text"><text:span text:style-name="T1">result.csv</text:span></text:span><text:span text:style-name="T1"> est constitué de 519 lignes et 8 colonnes :</text:span></text:p>
      <text:list text:style-name="L2">
        <text:list-item>
          <text:p text:style-name="P3"><text:span text:style-name="Source_20_Text"><text:span text:style-name="T1">age</text:span></text:span></text:p>
        </text:list-item>
        <text:list-item>
          <text:p text:style-name="P3"><text:span text:style-name="Source_20_Text"><text:span text:style-name="T1">gaming_interest_score</text:span></text:span></text:p>
        </text:list-item>
        <text:list-item>
          <text:p text:style-name="P3"><text:span text:style-name="Source_20_Text"><text:span text:style-name="T1">insta_design_interest_score</text:span></text:span></text:p>
        </text:list-item>
        <text:list-item>
          <text:p text:style-name="P3"><text:span text:style-name="Source_20_Text"><text:span text:style-name="T1">football_interest_score</text:span></text:span></text:p>
        </text:list-item>
        <text:list-item>
          <text:p text:style-name="P3"><text:span text:style-name="Source_20_Text"><text:span text:style-name="T1">recommended_product</text:span></text:span></text:p>
        </text:list-item>
        <text:list-item>
          <text:p text:style-name="P3"><text:span text:style-name="Source_20_Text"><text:span text:style-name="T1">canal_recommande</text:span></text:span></text:p>
        </text:list-item>
        <text:list-item>
          <text:p text:style-name="P3"><text:span text:style-name="Source_20_Text"><text:span text:style-name="T1">campaign_success</text:span></text:span></text:p>
        </text:list-item>
        <text:list-item>
          <text:p text:style-name="P3"><text:span text:style-name="Source_20_Text"><text:span text:style-name="T1">Id</text:span></text:span></text:p>
        </text:list-item>
      </text:list>
      <text:p text:style-name="Text_20_body"><text:span text:style-name="T1">Un premier aperçu (</text:span><text:span text:style-name="Source_20_Text"><text:span text:style-name="T1">head()</text:span></text:span><text:span text:style-name="T1">, </text:span><text:span text:style-name="Source_20_Text"><text:span text:style-name="T1">info()</text:span></text:span><text:span text:style-name="T1">, </text:span><text:span text:style-name="Source_20_Text"><text:span text:style-name="T1">describe()</text:span></text:span><text:span text:style-name="T1">) a permis de détecter plusieurs incohérences :</text:span></text:p>
      <text:list text:style-name="L3">
        <text:list-item>
          <text:p text:style-name="P4"><text:span text:style-name="Strong_20_Emphasis"><text:span text:style-name="T1">Âges impossibles</text:span></text:span><text:span text:style-name="T1"> (entre 2 et 15 ans).</text:span></text:p>
        </text:list-item>
        <text:list-item>
          <text:p text:style-name="P4"><text:span text:style-name="Strong_20_Emphasis"><text:span text:style-name="T1">Scores anormaux</text:span></text:span><text:span text:style-name="T1"> (de -100 à 740 alors que l’échelle logique est 0–100).</text:span></text:p>
        </text:list-item>
        <text:list-item>
          <text:p text:style-name="P4"><text:soft-page-break/><text:span text:style-name="Strong_20_Emphasis"><text:span text:style-name="T1">Variantes d’écriture</text:span></text:span><text:span text:style-name="T1"> pour les canaux et produits (</text:span><text:span text:style-name="Source_20_Text"><text:span text:style-name="T1">Mail</text:span></text:span><text:span text:style-name="T1">, </text:span><text:span text:style-name="Source_20_Text"><text:span text:style-name="T1">MAIL</text:span></text:span><text:span text:style-name="T1">, </text:span><text:span text:style-name="Source_20_Text"><text:span text:style-name="T1">insta</text:span></text:span><text:span text:style-name="T1">, </text:span><text:span text:style-name="Source_20_Text"><text:span text:style-name="T1">fornite</text:span></text:span><text:span text:style-name="T1">, etc.).</text:span></text:p>
        </text:list-item>
        <text:list-item>
          <text:p text:style-name="P4"><text:span text:style-name="Strong_20_Emphasis"><text:span text:style-name="T1">Valeurs inutilisables</text:span></text:span><text:span text:style-name="T1"> ou bruitées (</text:span><text:span text:style-name="Source_20_Text"><text:span text:style-name="T1">test</text:span></text:span><text:span text:style-name="T1">, </text:span><text:span text:style-name="Source_20_Text"><text:span text:style-name="T1">nan</text:span></text:span><text:span text:style-name="T1">).</text:span></text:p>
        </text:list-item>
      </text:list>
      <text:p text:style-name="P1">Ces incohérences imposaient un nettoyage approfondi.</text:p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3. Nettoyage des données</text:span></text:span></text:h>
      <text:h text:style-name="Heading_20_3" text:outline-level="3"><text:span text:style-name="Strong_20_Emphasis"><text:span text:style-name="T1">3.1 Normalisation</text:span></text:span></text:h>
      <text:list text:style-name="L4">
        <text:list-item>
          <text:p text:style-name="P5">Passage en minuscules</text:p>
        </text:list-item>
        <text:list-item>
          <text:p text:style-name="P5">Suppression des espaces</text:p>
        </text:list-item>
        <text:list-item>
          <text:p text:style-name="P6"><text:span text:style-name="T1">Uniformisation des catégories (</text:span><text:span text:style-name="Source_20_Text"><text:span text:style-name="T1">mail</text:span></text:span><text:span text:style-name="T1">, </text:span><text:span text:style-name="Source_20_Text"><text:span text:style-name="T1">instagram</text:span></text:span><text:span text:style-name="T1">, </text:span><text:span text:style-name="Source_20_Text"><text:span text:style-name="T1">facebook</text:span></text:span><text:span text:style-name="T1">, </text:span><text:span text:style-name="Source_20_Text"><text:span text:style-name="T1">non_defini</text:span></text:span><text:span text:style-name="T1">)</text:span></text:p>
        </text:list-item>
        <text:list-item>
          <text:p text:style-name="P6"><text:span text:style-name="T1">Correction des fautes (</text:span><text:span text:style-name="Source_20_Text"><text:span text:style-name="T1">fornite</text:span></text:span><text:span text:style-name="T1"> → </text:span><text:span text:style-name="Source_20_Text"><text:span text:style-name="T1">fortnite</text:span></text:span><text:span text:style-name="T1">)</text:span></text:p>
        </text:list-item>
        <text:list-item>
          <text:p text:style-name="P6"><text:span text:style-name="T1">Transformation de </text:span><text:span text:style-name="Source_20_Text"><text:span text:style-name="T1">campaign_success</text:span></text:span><text:span text:style-name="T1"> en booléen (</text:span><text:span text:style-name="Source_20_Text"><text:span text:style-name="T1">True</text:span></text:span><text:span text:style-name="T1"> / </text:span><text:span text:style-name="Source_20_Text"><text:span text:style-name="T1">False</text:span></text:span><text:span text:style-name="T1">)</text:span></text:p>
          <text:p text:style-name="P5"/>
        </text:list-item>
      </text:list>
      <text:h text:style-name="Heading_20_3" text:outline-level="3"><text:span text:style-name="Strong_20_Emphasis"><text:span text:style-name="T1">3.2 Détection et suppression des valeurs aberrantes</text:span></text:span></text:h>
      <text:p text:style-name="P1">Les règles suivantes ont été appliquées :</text:p>
      <text:list text:style-name="L5">
        <text:list-item>
          <text:p text:style-name="P7"><text:span text:style-name="Strong_20_Emphasis"><text:span text:style-name="T1">Age</text:span></text:span><text:span text:style-name="T1"> accepté uniquement entre </text:span><text:span text:style-name="Strong_20_Emphasis"><text:span text:style-name="T1">16 et 60 ans</text:span></text:span></text:p>
        </text:list-item>
        <text:list-item>
          <text:p text:style-name="P7"><text:span text:style-name="T1">Scores d’intérêt acceptés uniquement entre </text:span><text:span text:style-name="Strong_20_Emphasis"><text:span text:style-name="T1">0 et 100</text:span></text:span></text:p>
        </text:list-item>
      </text:list>
      <text:p text:style-name="P1">Résultat :</text:p>
      <text:list text:style-name="L6">
        <text:list-item>
          <text:p text:style-name="P8"><text:span text:style-name="Strong_20_Emphasis"><text:span text:style-name="T1">15 lignes anormales supprimées</text:span></text:span></text:p>
        </text:list-item>
        <text:list-item>
          <text:p text:style-name="P8"><text:span text:style-name="T1">Dataset final : </text:span><text:span text:style-name="Strong_20_Emphasis"><text:span text:style-name="T1">499 lignes propres</text:span></text:span></text:p>
        </text:list-item>
      </text:list>
      <text:p text:style-name="Text_20_body"><text:span text:style-name="T1">Ce dataset propre est appelé </text:span><text:span text:style-name="Strong_20_Emphasis"><text:span text:style-name="Source_20_Text"><text:span text:style-name="T1">df_model</text:span></text:span></text:span><text:span text:style-name="T1">.</text:span></text:p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4. Analyse descriptive</text:span></text:span></text:h>
      <text:p text:style-name="Text_20_body"><text:span text:style-name="Strong_20_Emphasis"><text:span text:style-name="T1"/></text:span></text:p>
      <text:h text:style-name="Heading_20_3" text:outline-level="3"><text:span text:style-name="Strong_20_Emphasis"><text:span text:style-name="T1">4.1 Taux de réussite global</text:span></text:span></text:h>
      <text:p text:style-name="Quotations"><text:span text:style-name="Strong_20_Emphasis"><text:span text:style-name="T1">69.74%</text:span></text:span></text:p>
      <text:p text:style-name="P1"><text:soft-page-break/>Ce taux très élevé confirme la présence de patterns exploitables.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4.2 Taux de réussite par canal</text:span></text:span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9">Canal</text:p>
            </table:table-cell>
            <table:table-cell table:style-name="Tableau1.A1" office:value-type="string">
              <text:p text:style-name="P9">Taux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<text:span text:style-name="T1">Facebook</text:span></text:span></text:p>
          </table:table-cell>
          <table:table-cell table:style-name="Tableau1.A1" office:value-type="string">
            <text:p text:style-name="Table_20_Contents"><text:span text:style-name="Strong_20_Emphasis"><text:span text:style-name="T1">85.16%</text:span></text:span></text:p>
          </table:table-cell>
        </table:table-row>
        <table:table-row>
          <table:table-cell table:style-name="Tableau1.A1" office:value-type="string">
            <text:p text:style-name="P10">Mail</text:p>
          </table:table-cell>
          <table:table-cell table:style-name="Tableau1.A1" office:value-type="string">
            <text:p text:style-name="P10">66.34%</text:p>
          </table:table-cell>
        </table:table-row>
        <table:table-row>
          <table:table-cell table:style-name="Tableau1.A1" office:value-type="string">
            <text:p text:style-name="P10">Instagram</text:p>
          </table:table-cell>
          <table:table-cell table:style-name="Tableau1.A1" office:value-type="string">
            <text:p text:style-name="P10">63.06%</text:p>
          </table:table-cell>
        </table:table-row>
        <table:table-row>
          <table:table-cell table:style-name="Tableau1.A1" office:value-type="string">
            <text:p text:style-name="P10">Non défini</text:p>
          </table:table-cell>
          <table:table-cell table:style-name="Tableau1.A1" office:value-type="string">
            <text:p text:style-name="P10">44.44%</text:p>
          </table:table-cell>
        </table:table-row>
      </table:table>
      <text:p text:style-name="Text_20_body"><text:span text:style-name="T1">➡️ </text:span><text:span text:style-name="Strong_20_Emphasis"><text:span text:style-name="T1">Facebook</text:span></text:span><text:span text:style-name="T1"> est de loin le canal le plus vulnérable.<text:line-break/>C’est un signal extrêmement fort.</text:span>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4.3 Taux de réussite par produit</text:span></text:span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9">Produit</text:p>
            </table:table-cell>
            <table:table-cell table:style-name="Tableau2.A1" office:value-type="string">
              <text:p text:style-name="P9">Taux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<text:span text:style-name="T1">FIFA</text:span></text:span></text:p>
          </table:table-cell>
          <table:table-cell table:style-name="Tableau2.A1" office:value-type="string">
            <text:p text:style-name="Table_20_Contents"><text:span text:style-name="Strong_20_Emphasis"><text:span text:style-name="T1">72.25%</text:span></text:span></text:p>
          </table:table-cell>
        </table:table-row>
        <table:table-row>
          <table:table-cell table:style-name="Tableau2.A1" office:value-type="string">
            <text:p text:style-name="P10">Fortnite</text:p>
          </table:table-cell>
          <table:table-cell table:style-name="Tableau2.A1" office:value-type="string">
            <text:p text:style-name="P10">70.22%</text:p>
          </table:table-cell>
        </table:table-row>
        <table:table-row>
          <table:table-cell table:style-name="Tableau2.A1" office:value-type="string">
            <text:p text:style-name="P10">Instagram Pack</text:p>
          </table:table-cell>
          <table:table-cell table:style-name="Tableau2.A1" office:value-type="string">
            <text:p text:style-name="P10">66.22%</text:p>
          </table:table-cell>
        </table:table-row>
      </table:table>
      <text:p text:style-name="Text_20_body"><text:span text:style-name="T1">➡️ Le thème </text:span><text:span text:style-name="Strong_20_Emphasis"><text:span text:style-name="T1">football/FIFA</text:span></text:span><text:span text:style-name="T1"> est le plus efficace.<text:line-break/>Dans un cadre réaliste : FIFA ≈ </text:span><text:span text:style-name="Emphasis"><text:span text:style-name="T1">contenu lié au football</text:span></text:span><text:span text:style-name="T1">.</text:span>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4.4 Taux de réussite par tranche d’âge</text:span></text:span>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9">Tranche</text:p>
            </table:table-cell>
            <table:table-cell table:style-name="Tableau3.A1" office:value-type="string">
              <text:p text:style-name="P9">Taux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<text:span text:style-name="T1">50–60</text:span></text:span></text:p>
          </table:table-cell>
          <table:table-cell table:style-name="Tableau3.A1" office:value-type="string">
            <text:p text:style-name="Table_20_Contents"><text:span text:style-name="Strong_20_Emphasis"><text:span text:style-name="T1">78.57%</text:span></text:span></text:p>
          </table:table-cell>
        </table:table-row>
        <table:table-row>
          <table:table-cell table:style-name="Tableau3.A1" office:value-type="string">
            <text:p text:style-name="P10">40–49</text:p>
          </table:table-cell>
          <table:table-cell table:style-name="Tableau3.A1" office:value-type="string">
            <text:p text:style-name="P10">71.43%</text:p>
          </table:table-cell>
        </table:table-row>
        <table:table-row>
          <table:table-cell table:style-name="Tableau3.A1" office:value-type="string">
            <text:p text:style-name="P10">30–39</text:p>
          </table:table-cell>
          <table:table-cell table:style-name="Tableau3.A1" office:value-type="string">
            <text:p text:style-name="P10">70.63%</text:p>
          </table:table-cell>
        </table:table-row>
        <table:table-row>
          <table:table-cell table:style-name="Tableau3.A1" office:value-type="string">
            <text:p text:style-name="P10">25–29</text:p>
          </table:table-cell>
          <table:table-cell table:style-name="Tableau3.A1" office:value-type="string">
            <text:p text:style-name="P10">68.60%</text:p>
          </table:table-cell>
        </table:table-row>
        <table:table-row>
          <table:table-cell table:style-name="Tableau3.A1" office:value-type="string">
            <text:p text:style-name="P10">20–24</text:p>
          </table:table-cell>
          <table:table-cell table:style-name="Tableau3.A1" office:value-type="string">
            <text:p text:style-name="P10">66.07%</text:p>
          </table:table-cell>
        </table:table-row>
        <table:table-row>
          <table:table-cell table:style-name="Tableau3.A1" office:value-type="string">
            <text:p text:style-name="P10">16–19</text:p>
          </table:table-cell>
          <table:table-cell table:style-name="Tableau3.A1" office:value-type="string">
            <text:p text:style-name="P10">57.78%</text:p>
          </table:table-cell>
        </table:table-row>
      </table:table>
      <text:p text:style-name="Text_20_body"><text:span text:style-name="T1">➡️ Les </text:span><text:span text:style-name="Strong_20_Emphasis"><text:span text:style-name="T1">50–60 ans</text:span></text:span><text:span text:style-name="T1"> sont la tranche la plus vulnérable.</text:span>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4.5 Visualisations</text:span></text:span></text:h>
      <text:p text:style-name="P1">Les graphiques réalisés (barplots + heatmap) montrent clairement :</text:p>
      <text:list text:style-name="L7">
        <text:list-item>
          <text:p text:style-name="P11">La domination de Facebook comme canal vulnérable</text:p>
        </text:list-item>
        <text:list-item>
          <text:p text:style-name="P11">Le rôle du thème “football”</text:p>
        </text:list-item>
        <text:list-item>
          <text:p text:style-name="P11"><text:soft-page-break/>Une vulnérabilité croissante avec l’âge</text:p>
        </text:list-item>
        <text:list-item>
          <text:p text:style-name="P11">Une corrélation légère mais réelle entre centres d’intérêt et taux de clic</text:p>
        </text:list-item>
      </text:list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5. Analyse corrélative</text:span></text:span></text:h>
      <text:p text:style-name="P1">La heatmap montre des corrélations faibles mais cohérentes :</text:p>
      <text:list text:style-name="L8">
        <text:list-item>
          <text:p text:style-name="P12"><text:span text:style-name="Strong_20_Emphasis"><text:span text:style-name="T1">football_interest_score → +0.10</text:span></text:span></text:p>
        </text:list-item>
        <text:list-item>
          <text:p text:style-name="P12"><text:span text:style-name="Strong_20_Emphasis"><text:span text:style-name="T1">insta_design_interest_score → +0.13</text:span></text:span></text:p>
        </text:list-item>
        <text:list-item>
          <text:p text:style-name="P12"><text:span text:style-name="Strong_20_Emphasis"><text:span text:style-name="T1">gaming_interest_score → +0.06</text:span></text:span></text:p>
        </text:list-item>
        <text:list-item>
          <text:p text:style-name="P12"><text:span text:style-name="Strong_20_Emphasis"><text:span text:style-name="T1">âge → +0.06</text:span></text:span></text:p>
        </text:list-item>
      </text:list>
      <text:h text:style-name="P13" text:outline-level="3">Analyse par niveaux d’intérêt :</text:h>
      <text:list text:style-name="L9">
        <text:list-item>
          <text:p text:style-name="P14"><text:span text:style-name="T1">FOOT élevé : </text:span><text:span text:style-name="Strong_20_Emphasis"><text:span text:style-name="T1">76.44%</text:span></text:span></text:p>
        </text:list-item>
        <text:list-item>
          <text:p text:style-name="P14"><text:span text:style-name="T1">GAMING élevé : </text:span><text:span text:style-name="Strong_20_Emphasis"><text:span text:style-name="T1">74.42%</text:span></text:span></text:p>
        </text:list-item>
        <text:list-item>
          <text:p text:style-name="P14"><text:span text:style-name="T1">INSTAGRAM élevé : </text:span><text:span text:style-name="Strong_20_Emphasis"><text:span text:style-name="T1">79%</text:span></text:span></text:p>
        </text:list-item>
      </text:list>
      <text:p text:style-name="Text_20_body"><text:span text:style-name="T1">➡️ Les centres d’intérêt (notamment foot) </text:span><text:span text:style-name="Strong_20_Emphasis"><text:span text:style-name="T1">augmentent significativement la probabilité de clic.</text:span></text:span></text:p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6. Définition du profil le plus vulnérable</text:span></text:span></text:h>
      <text:p text:style-name="Text_20_body"><text:span text:style-name="T1">En croisant </text:span><text:span text:style-name="Strong_20_Emphasis"><text:span text:style-name="T1">toutes</text:span></text:span><text:span text:style-name="T1"> les analyses (canal + produit + âge + intérêts), on obtient :</text:span></text:p>
      <text:h text:style-name="Heading_20_3" text:outline-level="3"><text:span text:style-name="Strong_20_Emphasis"><text:span text:style-name="T1">Profil vulnérable final :</text:span></text:span></text:h>
      <text:p text:style-name="Quotations"><text:span text:style-name="Strong_20_Emphasis"><text:span text:style-name="T1">Utilisateur de 50–60 ans, actif sur Facebook, ayant un fort intérêt pour le football.</text:span></text:span></text:p>
      <text:p text:style-name="P1">Explication :</text:p>
      <text:list text:style-name="L10">
        <text:list-item>
          <text:p text:style-name="P15">Facebook est leur canal principal</text:p>
        </text:list-item>
        <text:list-item>
          <text:p text:style-name="P15">Le thème “football” est très engageant</text:p>
        </text:list-item>
        <text:list-item>
          <text:p text:style-name="P15">La tranche d’âge 50–60 est la plus sensible aux campagnes</text:p>
        </text:list-item>
        <text:list-item>
          <text:p text:style-name="P15">Les scores d’intérêt foot augmentent la probabilité de clic</text:p>
        </text:list-item>
        <text:list-item>
          <text:p text:style-name="P15"><text:soft-page-break/>Dans la réalité, cette tranche est très fan de sport / actualités sportives</text:p>
        </text:list-item>
      </text:list>
      <text:p text:style-name="Text_20_body"><text:span text:style-name="T1">Ce profil est cohérent </text:span><text:span text:style-name="Strong_20_Emphasis"><text:span text:style-name="T1">statistiquement</text:span></text:span><text:span text:style-name="T1"> ET </text:span><text:span text:style-name="Strong_20_Emphasis"><text:span text:style-name="T1">réaliste socialement</text:span></text:span><text:span text:style-name="T1">.</text:span></text:p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7. Scénario d’attaque fictive (datatelling)</text:span></text:span></text:h>
      <text:p text:style-name="Text_20_body"><text:span text:style-name="T1">Nous imaginons maintenant une attaque </text:span><text:span text:style-name="Strong_20_Emphasis"><text:span text:style-name="T1">fictive et pédagogique</text:span></text:span><text:span text:style-name="T1">.</text:span></text:p>
      <text:h text:style-name="Heading_20_3" text:outline-level="3"><text:span text:style-name="T1">🎯 </text:span><text:span text:style-name="Strong_20_Emphasis"><text:span text:style-name="T1">Cible :</text:span></text:span></text:h>
      <text:p text:style-name="P1">Personne de 50–60 ans, fan de football, présente quotidiennement sur Facebook.</text:p>
      <text:h text:style-name="Heading_20_3" text:outline-level="3"><text:span text:style-name="T1">💬 </text:span><text:span text:style-name="Strong_20_Emphasis"><text:span text:style-name="T1">Message d’attaque :</text:span></text:span></text:h>
      <text:p text:style-name="Quotations"><text:span text:style-name="Strong_20_Emphasis"><text:span text:style-name="T1">"🎉 Billets VIP Ligue des Champions à -80% !<text:line-break/>Offre exclusive réservée aux abonnés Facebook.<text:line-break/>Cliquez ici pour vérifier votre identité et réserver vos places.”</text:span></text:span></text:p>
      <text:h text:style-name="Heading_20_3" text:outline-level="3"><text:span text:style-name="T1">🎣 </text:span><text:span text:style-name="Strong_20_Emphasis"><text:span text:style-name="T1">Pourquoi cette attaque est crédible</text:span></text:span></text:h>
      <text:list text:style-name="L11">
        <text:list-item>
          <text:p text:style-name="P16">Le football est leur centre d’intérêt majeur</text:p>
        </text:list-item>
        <text:list-item>
          <text:p text:style-name="P16">L’offre “exclusivité + réduction” crée un fort effet FOMO</text:p>
        </text:list-item>
        <text:list-item>
          <text:p text:style-name="P16">Facebook est leur plateforme la plus utilisée</text:p>
        </text:list-item>
        <text:list-item>
          <text:p text:style-name="P16">Le design du message imite les pubs sponsorisées classiques</text:p>
        </text:list-item>
        <text:list-item>
          <text:p text:style-name="P16">La cible appartient à la tranche la plus vulnérable du dataset</text:p>
        </text:list-item>
      </text:list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8. Conclusion</text:span></text:span></text:h>
      <text:p text:style-name="P1">Grâce à un nettoyage rigoureux, une analyse détaillée et des visualisations claires, nous avons identifié un profil de cible particulièrement vulnérable :</text:p>
      <text:p text:style-name="Quotations"><text:span text:style-name="Strong_20_Emphasis"><text:span text:style-name="T1">Utilisateur Facebook de 50–60 ans, grand fan de football.</text:span></text:span></text:p>
      <text:p text:style-name="P1">Ces résultats ont permis de construire une attaque fictive, réaliste et basée sur les données, conformément aux objectifs du projet.</text:p>
      <text:p text:style-name="P1">Ce travail montre à quel point la data peut révéler des comportements à risque et aider à concevoir des campagnes pédagogiques pour sensibiliser les utilisateurs aux dangers du phishin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16:28:04.017005700</meta:creation-date>
    <dc:date>2025-11-27T16:34:15.703820300</dc:date>
    <meta:editing-duration>PT6M14S</meta:editing-duration>
    <meta:editing-cycles>1</meta:editing-cycles>
    <meta:document-statistic meta:table-count="3" meta:image-count="0" meta:object-count="0" meta:page-count="5" meta:paragraph-count="125" meta:word-count="801" meta:character-count="4900" meta:non-whitespace-character-count="4279"/>
    <meta:generator>LibreOffice/25.8.2.2$Windows_X86_64 LibreOffice_project/d401f2107ccab8f924a8e2df40f573aab7605b6f</meta:generator>
  </office:meta>
</office:document-meta>
</file>